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FAF103169A1DBF2F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" svg:font-family="'Helvetica Neue Light'"/>
    <style:font-face style:name="Times" svg:font-family="Times"/>
    <style:font-face style:name="Helvetica Neue" svg:font-family="'Helvetica Neue'" style:font-pitch="variable"/>
    <style:font-face style:name="Helvetica Neue1" svg:font-family="'Helvetica Neue'" style:font-adornments="Light" style:font-pitch="variable"/>
    <style:font-face style:name="Helvetica Neue2" svg:font-family="'Helvetica Neue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svg:stroke-color="#000000" draw:fill-color="#eeeeee" draw:textarea-horizontal-align="justify" draw:textarea-vertical-align="middle" draw:auto-grow-height="false" fo:min-height="1.863cm" fo:min-width="1.623cm"/>
    </style:style>
    <style:style style:name="gr3" style:family="graphic" style:parent-style-name="Default_5f_1">
      <style:graphic-properties svg:stroke-color="#000000" draw:fill-color="#eeeeee" draw:auto-grow-height="false" fo:min-height="1.422cm" fo:min-width="2.302cm" fo:wrap-option="no-wrap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763cm" fo:min-width="0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1cm" fo:min-width="4.293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1cm" fo:min-width="3.854cm"/>
    </style:style>
    <style:style style:name="gr7" style:family="graphic" style:parent-style-name="Default_5f_1">
      <style:graphic-properties svg:stroke-color="#000000" draw:fill-color="#ffffff" draw:textarea-vertical-align="middle" draw:auto-grow-height="false" fo:min-height="0.19cm" fo:min-width="0cm"/>
    </style:style>
    <style:style style:name="gr8" style:family="graphic" style:parent-style-name="Default_5f_1">
      <style:graphic-properties draw:stroke="none" draw:fill="none" fo:min-height="2.212cm"/>
    </style:style>
    <style:style style:name="gr9" style:family="graphic" style:parent-style-name="Default_5f_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24cm" fo:min-width="0.217cm" fo:padding-top="0.142cm" fo:padding-bottom="0.142cm" fo:padding-left="0.267cm" fo:padding-right="0.267cm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1.213cm" fo:min-width="0.969cm"/>
    </style:style>
    <style:style style:name="gr11" style:family="graphic" style:parent-style-name="standard">
      <style:graphic-properties svg:stroke-color="#000000" draw:fill-color="#eeeeee" draw:auto-grow-height="false" fo:min-height="1.055cm" fo:min-width="1.687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cm" fo:min-width="3.364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1.21cm" fo:min-width="0.96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7cm" fo:min-width="2.202cm"/>
    </style:style>
    <style:style style:name="gr16" style:family="graphic" style:parent-style-name="standard">
      <style:graphic-properties svg:stroke-color="#000000" draw:fill-color="#ffffff" draw:textarea-vertical-align="middle" draw:auto-grow-height="false" fo:min-height="0.055cm" fo:min-width="0cm"/>
    </style:style>
    <style:style style:name="gr17" style:family="graphic" style:parent-style-name="standard">
      <style:graphic-properties draw:stroke="none" draw:fill="none" fo:min-height="1.61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68cm" fo:min-width="0.051cm" fo:padding-top="0.142cm" fo:padding-bottom="0.142cm" fo:padding-left="0.267cm" fo:padding-right="0.26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453cm" fo:min-width="5.3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cm" fo:min-width="2.68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cm" fo:min-width="2.718cm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draw:stroke="none" draw:fill="none" fo:min-height="0.743cm"/>
    </style:style>
    <style:style style:name="gr24" style:family="graphic" style:parent-style-name="standard">
      <style:graphic-properties draw:stroke="dash" draw:stroke-dash="Ultrafine_20_Dashed" svg:stroke-color="#000000" draw:fill="none" draw:fill-color="#ffffff" draw:textarea-horizontal-align="justify" draw:textarea-vertical-align="middle" draw:auto-grow-height="false" fo:min-height="12.36cm" fo:min-width="9.2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7cm" fo:min-width="2.559cm"/>
    </style:style>
    <style:style style:name="gr26" style:family="graphic" style:parent-style-name="standard">
      <style:graphic-properties draw:stroke="dash" draw:stroke-dash="Ultrafine_20_Dashed" svg:stroke-color="#000000" draw:fill="none" draw:fill-color="#ffffff" draw:textarea-horizontal-align="justify" draw:textarea-vertical-align="middle" draw:auto-grow-height="false" fo:min-height="8.09cm" fo:min-width="7.8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42cm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1.102cm" fo:min-width="0.859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063cm" fo:min-width="2.499cm"/>
    </style:style>
    <style:style style:name="gr31" style:family="graphic" style:parent-style-name="standard">
      <style:graphic-properties draw:stroke="dash" draw:stroke-dash="Ultrafine_20_Dashed" svg:stroke-color="#000000" draw:fill="none" draw:fill-color="#ffffff" draw:textarea-horizontal-align="justify" draw:textarea-vertical-align="middle" draw:auto-grow-height="false" fo:min-height="6.035cm" fo:min-width="11.111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062cm" fo:min-width="2.4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/>
    </style:style>
    <style:style style:name="gr34" style:family="graphic" style:parent-style-name="standard">
      <style:graphic-properties draw:stroke="none" draw:fill="none" fo:min-height="1.509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063cm" fo:min-width="2.335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063cm" fo:min-width="2.437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062cm" fo:min-width="2.437cm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5cm" fo:min-width="2.895cm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width="0.035cm" svg:stroke-color="#000000" draw:marker-start-width="0.252cm" draw:marker-end-width="0.252cm" draw:fill="none" fo:min-height="1.174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9cm" fo:min-width="1.45cm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width="0.035cm" svg:stroke-color="#000000" draw:marker-start-width="0.252cm" draw:marker-end-width="0.252cm" draw:fill="none" fo:min-height="1.145cm"/>
    </style:style>
    <style:style style:name="pr1" style:family="presentation" style:parent-style-name="Title-title">
      <style:graphic-properties draw:auto-grow-height="true" fo:min-height="10.339cm"/>
    </style:style>
    <style:style style:name="pr2" style:family="presentation" style:parent-style-name="Title-subtitle">
      <style:graphic-properties draw:fill-color="#ffffff" draw:textarea-vertical-align="top" fo:min-height="7.62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Content-title">
      <style:graphic-properties draw:auto-grow-height="true" fo:min-height="2.973cm"/>
    </style:style>
    <style:style style:name="pr5" style:family="presentation" style:parent-style-name="Content-outline1">
      <style:graphic-properties fo:min-height="13.974cm"/>
    </style:style>
    <style:style style:name="pr6" style:family="presentation" style:parent-style-name="Content-notes">
      <style:graphic-properties draw:fill-color="#ffffff" draw:auto-grow-height="true" fo:min-height="12.572cm"/>
    </style:style>
    <style:style style:name="pr7" style:family="presentation" style:parent-style-name="Content-title">
      <style:graphic-properties draw:auto-grow-height="true" fo:min-height="3.431cm"/>
    </style:style>
    <style:style style:name="pr8" style:family="presentation" style:parent-style-name="Content-outline1">
      <style:graphic-properties fo:min-height="15.097cm"/>
    </style:style>
    <style:style style:name="pr9" style:family="presentation" style:parent-style-name="Content-title">
      <style:graphic-properties fo:min-height="2.97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8.7999992370605pt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eeeeee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18pt" fo:font-weight="250" style:font-size-asian="18pt" style:font-size-complex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style:font-name="Helvetica Neue2" fo:font-size="18pt" fo:font-weight="250" style:font-size-asian="18pt" style:font-size-complex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style:font-name="Helvetica Neue2" fo:font-size="18pt" fo:font-weight="250" style:font-size-asian="18pt" style:font-size-complex="18pt"/>
    </style:style>
    <style:style style:name="P12" style:family="paragraph">
      <loext:graphic-properties draw:fill-color="#ffffff"/>
      <style:text-properties fo:font-size="26.3999996185303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center"/>
      <style:text-properties fo:font-size="14pt"/>
    </style:style>
    <style:style style:name="P15" style:family="paragraph">
      <loext:graphic-properties draw:fill="none" draw:fill-color="#ffffff"/>
      <style:paragraph-properties fo:text-align="center"/>
      <style:text-properties style:font-name="Helvetica Neue2" fo:font-size="14pt" fo:font-weight="250" style:font-size-asian="14pt" style:font-size-complex="14pt"/>
    </style:style>
    <style:style style:name="P16" style:family="paragraph">
      <loext:graphic-properties draw:fill="none"/>
      <style:paragraph-properties fo:text-align="center"/>
      <style:text-properties style:font-name="Helvetica Neue2" fo:font-size="14pt" fo:font-weight="250" style:font-size-asian="14pt" style:font-size-complex="14pt"/>
    </style:style>
    <style:style style:name="P17" style:family="paragraph">
      <loext:graphic-properties draw:fill-color="#ffffff"/>
      <style:paragraph-properties fo:text-align="center"/>
      <style:text-properties style:font-name="Helvetica Neue" fo:font-size="18pt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2pt"/>
    </style:style>
    <style:style style:name="P20" style:family="paragraph">
      <loext:graphic-properties draw:fill="none"/>
      <style:paragraph-properties fo:text-align="center"/>
      <style:text-properties style:font-name="Helvetica Neue2" fo:font-size="12pt" fo:font-weight="250" style:font-size-asian="12pt" style:font-size-complex="12pt"/>
    </style:style>
    <style:style style:name="P21" style:family="paragraph">
      <loext:graphic-properties draw:fill="none" draw:fill-color="#ffffff"/>
      <style:paragraph-properties fo:text-align="center"/>
      <style:text-properties style:font-name="Helvetica Neue"/>
    </style:style>
    <style:style style:name="P22" style:family="paragraph">
      <loext:graphic-properties draw:fill="none" draw:fill-color="#ffffff"/>
      <style:text-properties style:font-name="Helvetica Neue" fo:font-size="18pt"/>
    </style:style>
    <style:style style:name="P23" style:family="paragraph">
      <loext:graphic-properties draw:fill-color="#ffffff"/>
      <style:paragraph-properties fo:text-align="center"/>
      <style:text-properties style:font-name="Helvetica Neue" fo:font-size="14pt" style:font-size-asian="14pt" style:font-size-complex="14pt"/>
    </style:style>
    <style:style style:name="P24" style:family="paragraph">
      <loext:graphic-properties draw:fill="none"/>
      <style:paragraph-properties fo:text-align="center"/>
      <style:text-properties fo:font-size="18pt" fo:font-weight="bold" style:font-weight-asian="bold" style:font-weight-complex="bold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Helvetica Neue"/>
    </style:style>
    <style:style style:name="T2" style:family="text">
      <style:text-properties style:font-name="Helvetica Neue2" fo:font-size="18pt" fo:font-weight="250" style:font-size-asian="18pt" style:font-size-complex="18pt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ed7d31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ff9900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ff3333" fo:font-weight="bold" style:font-weight-asian="bold" style:font-weight-complex="bold"/>
    </style:style>
    <style:style style:name="T11" style:family="text">
      <style:text-properties style:font-name="Helvetica Neue2" fo:font-size="14pt" fo:font-weight="250" style:font-size-asian="14pt" style:font-size-complex="14pt"/>
    </style:style>
    <style:style style:name="T12" style:family="text">
      <style:text-properties style:font-name="Helvetica Neue2" fo:font-size="12pt" fo:font-weight="250" style:font-size-asian="12pt" style:font-size-complex="12pt"/>
    </style:style>
    <style:style style:name="T13" style:family="text">
      <style:text-properties style:font-name="Helvetica Neue" fo:font-size="14pt" style:font-size-asian="14pt" style:font-size-complex="14pt"/>
    </style:style>
    <style:style style:name="T14" style:family="text">
      <style:text-properties style:font-name="Helvetica Neue" fo:font-weight="bold" style:font-weight-asian="bold" style:font-weight-complex="bold"/>
    </style:style>
    <style:style style:name="T15" style:family="text">
      <style:text-properties fo:color="#ffcc00" fo:font-weight="bold" style:font-weight-asian="bold" style:font-weight-complex="bold"/>
    </style:style>
    <style:style style:name="T16" style:family="text">
      <style:text-properties fo:color="#800080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dvanced Software Engineering</presentation:footer-decl>
      <draw:page draw:name="Software Project Management -&#10;General Information" draw:style-name="dp1" draw:master-page-name="Title" presentation:presentation-page-layout-name="AL1T0" presentation:use-footer-name="ftr1">
        <draw:frame draw:name="Shape 31" presentation:style-name="pr1" draw:layer="layout" svg:width="25.166cm" svg:height="10.339cm" svg:x="3.048cm" svg:y="0.837cm" presentation:class="title">
          <draw:text-box>
            <text:p>A Motivating Example:<text:line-break/>Building a Static Website</text:p>
          </draw:text-box>
        </draw:frame>
        <draw:frame presentation:style-name="pr2" draw:text-style-name="P2" draw:layer="layout" svg:width="25.166cm" svg:height="7.62cm" svg:x="3.048cm" svg:y="12.192cm" presentation:class="subtitle">
          <draw:text-box>
            <text:p text:style-name="P1"><text:span text:style-name="T1">Adolf</text:span><text:span text:style-name="T1">o </text:span><text:span text:style-name="T1">Villa</text:span><text:span text:style-name="T1">fiorit</text:span><text:span text:style-name="T1">a</text:span></text:p>
          </draw:text-box>
        </draw:frame>
        <presentation:notes draw:style-name="dp2">
          <draw:page-thumbnail draw:style-name="gr1" draw:layer="layout" svg:width="14.816cm" svg:height="10.476cm" svg:x="3.386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tomy of a Web Page" draw:style-name="dp3" draw:master-page-name="Content" presentation:presentation-page-layout-name="AL2T3" presentation:use-footer-name="ftr1">
        <draw:frame draw:name="Shape 39" presentation:style-name="pr4" draw:layer="layout" svg:width="27.686cm" svg:height="2.973cm" svg:x="1.524cm" svg:y="0.329cm" presentation:class="title">
          <draw:text-box>
            <text:p>Anatomy of a Web Page</text:p>
          </draw:text-box>
        </draw:frame>
        <draw:custom-shape draw:style-name="gr2" draw:text-style-name="P4" draw:layer="layout" svg:width="2.122cm" svg:height="2.6cm" draw:transform="rotate (-3.14159265358979) translate (5.263cm 8.2cm)">
          <text:p/>
          <draw:enhanced-geometry svg:viewBox="0 0 21600 21600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2.122cm" svg:height="2.6cm" draw:transform="rotate (-3.14159265358979) translate (10.751cm 8.2cm)">
          <text:p/>
          <draw:enhanced-geometry svg:viewBox="0 0 21600 21600" draw:mirror-horizontal="false" draw:mirror-vertical="false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3.182cm" svg:height="2.052cm" svg:x="2.757cm" svg:y="12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text-style-name="P7" draw:layer="layout" svg:width="3.251cm" svg:height="2.013cm" svg:x="2.794cm" svg:y="8.401cm">
          <draw:text-box>
            <text:p text:style-name="P6"><text:span text:style-name="T2">content</text:span><text:span text:style-name="T2"><text:line-break/></text:span><text:span text:style-name="T2">(HTML)</text:span></text:p>
          </draw:text-box>
        </draw:frame>
        <draw:frame draw:style-name="gr5" draw:text-style-name="P9" draw:layer="layout" svg:width="4.793cm" svg:height="1.76cm" svg:x="7.425cm" svg:y="8.34cm">
          <draw:text-box>
            <text:p text:style-name="P8"><text:span text:style-name="T2">presenta</text:span><text:span text:style-name="T2">tion</text:span><text:span text:style-name="T2"><text:line-break/></text:span><text:span text:style-name="T2">(CSS)</text:span></text:p>
          </draw:text-box>
        </draw:frame>
        <draw:custom-shape draw:style-name="gr2" draw:text-style-name="P4" draw:layer="layout" svg:width="2.122cm" svg:height="2.6cm" draw:transform="rotate (-3.14159265358979) translate (10.807cm 14.6cm)">
          <text:p/>
          <draw:enhanced-geometry svg:viewBox="0 0 21600 21600" draw:mirror-horizontal="false" draw:mirror-vertical="false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9" draw:layer="layout" svg:width="4.354cm" svg:height="1.76cm" svg:x="7.743cm" svg:y="14.84cm">
          <draw:text-box>
            <text:p text:style-name="P8"><text:span text:style-name="T2">behavior</text:span><text:span text:style-name="T2"><text:line-break/></text:span><text:span text:style-name="T2">(javascri</text:span><text:span text:style-name="T2">pt)</text:span></text:p>
          </draw:text-box>
        </draw:frame>
        <draw:custom-shape draw:style-name="gr7" draw:text-style-name="P10" draw:layer="layout" svg:width="1.273cm" svg:height="1.4cm" svg:x="9.109cm" svg:y="12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8" draw:text-style-name="P11" draw:layer="layout" svg:width="4.879cm" svg:height="2.462cm" svg:x="1.909cm" svg:y="14.8cm">
          <draw:text-box>
            <text:p text:style-name="P8"><text:span text:style-name="T2">media</text:span></text:p>
            <text:p text:style-name="P8"><text:span text:style-name="T2">(images, </text:span><text:span text:style-name="T2">...)</text:span></text:p>
          </draw:text-box>
        </draw:frame>
        <draw:custom-shape draw:style-name="gr9" draw:text-style-name="P10" draw:layer="layout" svg:width="1.061cm" svg:height="1cm" svg:x="3.818cm" svg:y="12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presentation:style-name="pr5" draw:layer="layout" svg:width="13.281cm" svg:height="14.224cm" svg:x="15.431cm" svg:y="4.064cm" presentation:class="outline">
          <draw:text-box>
            <text:list text:style-name="L2">
              <text:list-item>
                <text:p>Remarks:</text:p>
              </text:list-item>
              <text:list-item>
                <text:p>CSS and Javascript embedded in the HTML page or loaded (locally or from the Internet)</text:p>
              </text:list-item>
              <text:list-item>
                <text:p>Conceptual structure different from actual deployment: bundling puts together all files of the same type and uses compression to speed up loading time</text:p>
              </text:list-item>
              <text:list-item>
                <text:p>Try: inspect page with your browser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3T1" presentation:use-footer-name="ftr1">
        <draw:frame draw:name="Shape 36" presentation:style-name="pr7" draw:layer="layout" svg:width="27.415cm" svg:height="3.431cm" svg:x="1.27cm" svg:y="0.1cm" presentation:class="title" presentation:user-transformed="true">
          <draw:text-box>
            <text:p>When you type a URL in your browser...</text:p>
          </draw:text-box>
        </draw:frame>
        <draw:frame presentation:style-name="pr8" draw:layer="layout" svg:width="27.296cm" svg:height="14.667cm" svg:x="1.479cm" svg:y="4.4cm" presentation:class="outline" presentation:user-transformed="true">
          <draw:text-box>
            <text:list text:style-name="L2">
              <text:list-item>
                <text:p>Browser: resolves hostname and requests resources</text:p>
              </text:list-item>
              <text:list-item>
                <text:p>Server: forwards to web-server process (apache/nginx)</text:p>
              </text:list-item>
              <text:list-item>
                <text:p>Webserver: retrieves files from the filesystem and/or forwards the request to another process/module (e.g., php-fpm, passenger)</text:p>
              </text:list-item>
              <text:list-item>
                <text:p>The module executes code and returns the result to the webserver 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s of Websites" draw:style-name="dp3" draw:master-page-name="Content" presentation:presentation-page-layout-name="AL3T1" presentation:use-footer-name="ftr1">
        <draw:frame draw:name="Shape 36" presentation:style-name="pr4" draw:layer="layout" svg:width="27.686cm" svg:height="2.973cm" svg:x="1.524cm" svg:y="0.329cm" presentation:class="title">
          <draw:text-box>
            <text:p>Types of Content Served</text:p>
          </draw:text-box>
        </draw:frame>
        <draw:frame presentation:style-name="pr5" draw:layer="layout" svg:width="27.217cm" svg:height="14.224cm" svg:x="1.485cm" svg:y="4.064cm" presentation:class="outline" presentation:user-transformed="true">
          <draw:text-box>
            <text:list text:style-name="L2">
              <text:list-item>
                <text:p><text:span text:style-name="T3">Static: content is “mostly” fixed</text:span> </text:p>
                <text:list>
                  <text:list-item>
                    <text:p>Request to the server returns HTML, CSS, Javascript</text:p>
                  </text:list-item>
                  <text:list-item>
                    <text:p>Layout (and content) might be modified on the client side by Javascript in response to user interaction</text:p>
                  </text:list-item>
                  <text:list-item>
                    <text:p>Local storage (e.g., Cookies, DB, and Cache) might influence what the user sees</text:p>
                  </text:list-item>
                  <text:list-item>
                    <text:p>However, nothing changes on the server side and every time you reload the page, you go back to the initial state.</text:p>
                  </text:list-item>
                </text:list>
                <text:p/>
              </text:list-item>
              <text:list-item>
                <text:p><text:span text:style-name="T4">Advantages:</text:span> resource, efficient, simple to install (work on any hosting platform), secure</text:p>
              </text:list-item>
              <text:list-item>
                <text:p>A good solution for a relatively simple website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3T1" presentation:use-footer-name="ftr1">
        <draw:frame draw:name="Shape 36" presentation:style-name="pr4" draw:layer="layout" svg:width="27.686cm" svg:height="2.973cm" svg:x="1.524cm" svg:y="0.329cm" presentation:class="title">
          <draw:text-box>
            <text:p>Types of Content Served</text:p>
          </draw:text-box>
        </draw:frame>
        <draw:frame presentation:style-name="pr5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5">Dynamic: content depends upon requests</text:span></text:p>
                <text:list>
                  <text:list-item>
                    <text:p>A request to the server returns a webpage with some elements “built” at runtime by executing code</text:p>
                  </text:list-item>
                  <text:list-item>
                    <text:p>Requests might change the state on the server in a “permanent” way</text:p>
                  </text:list-item>
                  <text:list-item>
                    <text:p>Superset of the previous case: various resources (e.g., javascript, css) are managed like in the previous case</text:p>
                  </text:list-item>
                </text:list>
                <text:p/>
              </text:list-item>
              <text:list-item>
                <text:p>Advantages: collaborative, simple to use, scales up with complexity.</text:p>
              </text:list-item>
              <text:list-item>
                <text:p>Some examples: Blog, CMS (Content Management Systems), Wikis (focus on content)</text:p>
              </text:list-item>
              <text:list-item>
                <text:p>WebApps: focus on functions/services (e.g., Google Maps)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3T1" presentation:use-footer-name="ftr1">
        <draw:frame presentation:style-name="pr4" draw:layer="layout" svg:width="27.686cm" svg:height="2.973cm" svg:x="1.524cm" svg:y="0.329cm" presentation:class="title">
          <draw:text-box>
            <text:p>In depth</text:p>
          </draw:text-box>
        </draw:frame>
        <draw:frame presentation:style-name="pr5" draw:layer="layout" svg:width="27.217cm" svg:height="14.224cm" svg:x="1.485cm" svg:y="4.064cm" presentation:class="outline">
          <draw:text-box>
            <text:p text:style-name="P13">Web-architectures, even for apparently simple tasks, are rather complex.</text:p>
            <text:p text:style-name="P13">See, for instance:</text:p>
            <text:p text:style-name="P13"><text:a xlink:href="https://www.confluent.io/blog/publishing-apache-kafka-new-york-times/" xlink:type="simple">https://www.confluent.io/blog/publishing-apache-kafka-new-york-times/</text:a><text:s/></text:p>
          </draw:text-box>
        </draw:frame>
        <presentation:notes draw:style-name="dp2">
          <draw:page-thumbnail draw:style-name="gr1" draw:layer="layout" svg:width="14.816cm" svg:height="10.476cm" svg:x="3.386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tomy of a WebPage" draw:style-name="dp3" draw:master-page-name="Content" presentation:presentation-page-layout-name="AL3T1" presentation:use-footer-name="ftr1">
        <draw:frame draw:name="Shape 43" presentation:style-name="pr4" draw:layer="layout" svg:width="27.686cm" svg:height="2.973cm" svg:x="1.524cm" svg:y="0.329cm" presentation:class="title">
          <draw:text-box>
            <text:p>Some issues to take into account</text:p>
          </draw:text-box>
        </draw:frame>
        <draw:frame presentation:style-name="pr5" draw:layer="layout" svg:width="27.217cm" svg:height="14.224cm" svg:x="1.485cm" svg:y="4.064cm" presentation:class="outline">
          <draw:text-box>
            <text:list text:style-name="L2">
              <text:list-item>
                <text:p>Many sites are expected to work with <text:span text:style-name="T6">different </text:span><text:span text:style-name="T6">devices</text:span> and <text:span text:style-name="T6">different browsers</text:span>:</text:p>
                <text:list>
                  <text:list-item>
                    <text:p><text:span text:style-name="T6">responsiveness</text:span>: adapt to the device capabilities and size</text:p>
                  </text:list-item>
                  <text:list-item>
                    <text:p><text:span text:style-name="T6">“</text:span><text:span text:style-name="T6">modernize”</text:span>: make sure all browsers (especially older ones) respond in the same way to your code/webpages</text:p>
                  </text:list-item>
                </text:list>
              </text:list-item>
              <text:list-item>
                <text:p><text:span text:style-name="T6">Tight coupling</text:span> among HTML, CSS and Javascript (CSS and JS modify HTML content)</text:p>
              </text:list-item>
              <text:list-item>
                <text:p><text:span text:style-name="T6">Size:</text:span> hundred of pages for a medium-sized website</text:p>
              </text:list-item>
              <text:list-item>
                <text:p>The web is a <text:span text:style-name="T6">fast-pacing</text:span> wolrd: new browsers, new releases of CSS and JS, new phones, …, new standards and new features (e.g., notifications), </text:p>
                <text:p/>
              </text:list-item>
              <text:list-item>
                <text:p><text:span text:style-name="T6">Frameworks (libraries)</text:span> simplify the development work. You include libraries as “special” css and javascript on your website and use their features.<text:line-break/><text:span text:style-name="T7">Examples include: Foundation, Bootstrap, jQuery, </text:span><text:span text:style-name="T7">Modernizr, Prototype, …</text:span></text:p>
              </text:list-item>
              <text:list-item>
                <text:p>Frameworks and libraries <text:span text:style-name="T6">evolve and are </text:span><text:span text:style-name="T6">themselves built on top of other frameworks </text:span><text:span text:style-name="T4">and libraries which evolve over time.</text:span></text:p>
              </text:list-item>
              <text:list-item>
                <text:p>One important need, therefore, is managing <text:span text:style-name="T6">“runtime” dependencies,</text:span> that make sure your website uses a known and decided version of each library it depends on</text:p>
              </text:list-item>
              <text:list-item>
                <text:p>Bower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ing a Static Website_clipboard0" draw:style-name="dp3" draw:master-page-name="Content" presentation:presentation-page-layout-name="AL3T1" presentation:use-footer-name="ftr1">
        <draw:frame draw:name="Shape 49" presentation:style-name="pr4" draw:layer="layout" svg:width="27.686cm" svg:height="2.973cm" svg:x="1.524cm" svg:y="0.329cm" presentation:class="title">
          <draw:text-box>
            <text:p>Building a Static Website</text:p>
          </draw:text-box>
        </draw:frame>
        <draw:frame presentation:style-name="pr5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8">Simple approach: write page by page</text:span></text:p>
                <text:list>
                  <text:list-item>
                    <text:p>Tools: text editor, MS Word, LibreOffice, BlueGriffon</text:p>
                  </text:list-item>
                  <text:list-item>
                    <text:p>Advantage: full control (you write HTML)</text:p>
                  </text:list-item>
                  <text:list-item>
                    <text:p>Issues: coherency of layout, reuse of components, behaviors (responsiveness), etc, etc.</text:p>
                  </text:list-item>
                </text:list>
              </text:list-item>
              <text:list-item>
                <text:p><text:span text:style-name="T9">Slightly more complex approach: share layout </text:span><text:span text:style-name="T9">and write content</text:span></text:p>
                <text:list>
                  <text:list-item>
                    <text:p>Tools: Freeway Pro, RapidWeaver, iWeb, Sandvox</text:p>
                  </text:list-item>
                  <text:list-item>
                    <text:p>Advantage: separation of content from layout; WYSIWYG (WYSIWYM) interaction</text:p>
                  </text:list-item>
                  <text:list-item>
                    <text:p>Issues: you are limited to what the tool allows you to do; lock-in: migrating your existing content to a different tool might be diffic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ing a Static Website" draw:style-name="dp3" draw:master-page-name="Content" presentation:presentation-page-layout-name="AL3T1" presentation:use-footer-name="ftr1">
        <draw:frame draw:name="Shape 52" presentation:style-name="pr4" draw:layer="layout" svg:width="27.686cm" svg:height="2.973cm" svg:x="1.524cm" svg:y="0.329cm" presentation:class="title">
          <draw:text-box>
            <text:p>Building a Static Website</text:p>
          </draw:text-box>
        </draw:frame>
        <draw:frame presentation:style-name="pr5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10">An approach in-between: use a static site </text:span><text:span text:style-name="T10">generator</text:span></text:p>
                <text:list>
                  <text:list-item>
                    <text:p>Content and layout are managed independently (similar to a CMS), but the website is “compiled” to static webpages</text:p>
                  </text:list-item>
                  <text:list-item>
                    <text:p>Tools: middlemanapp … and other 294 alternatives</text:p>
                  </text:list-item>
                  <text:list-item>
                    <text:p>Advantages: separation of concerns; flexibility and some scalability, no vendor lock-in</text:p>
                  </text:list-item>
                  <text:list-item>
                    <text:p>Issues: skills are needed to master the 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4T19" presentation:use-footer-name="ftr1">
        <draw:custom-shape draw:style-name="gr10" draw:text-style-name="P4" draw:layer="layout" svg:width="1.468cm" svg:height="1.8cm" draw:transform="rotate (-3.14159265358979) translate (4.397cm 6.9cm)">
          <text:p/>
          <draw:enhanced-geometry svg:viewBox="0 0 21600 21600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5" draw:layer="layout" svg:width="2.483cm" svg:height="1.601cm" svg:x="2.545cm" svg:y="13.4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2" draw:text-style-name="P15" draw:layer="layout" svg:width="5.693cm" svg:height="1.967cm" svg:x="0.87cm" svg:y="7.1cm">
          <draw:text-box>
            <text:p text:style-name="P14"><text:span text:style-name="T11">content</text:span><text:span text:style-name="T11"><text:line-break/></text:span><text:span text:style-name="T11">(textile, </text:span><text:span text:style-name="T11">markdown)</text:span></text:p>
          </draw:text-box>
        </draw:frame>
        <draw:frame draw:style-name="gr13" draw:text-style-name="P15" draw:layer="layout" svg:width="3.864cm" svg:height="1.76cm" svg:x="6.884cm" svg:y="7cm">
          <draw:text-box>
            <text:p text:style-name="P14"><text:span text:style-name="T11">presentatio</text:span><text:span text:style-name="T11">n</text:span><text:span text:style-name="T11"><text:line-break/></text:span><text:span text:style-name="T11">(CSS)</text:span></text:p>
          </draw:text-box>
        </draw:frame>
        <draw:custom-shape draw:style-name="gr14" draw:text-style-name="P4" draw:layer="layout" svg:width="1.465cm" svg:height="1.796cm" draw:transform="rotate (-3.14159265358979) translate (9.499cm 15.096cm)">
          <text:p/>
          <draw:enhanced-geometry svg:viewBox="0 0 21600 21600" draw:mirror-horizontal="false" draw:mirror-vertical="false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5" draw:text-style-name="P15" draw:layer="layout" svg:width="3.324cm" svg:height="1.967cm" svg:x="7.158cm" svg:y="15.192cm">
          <draw:text-box>
            <text:p text:style-name="P14"><text:span text:style-name="T11">behavior</text:span><text:span text:style-name="T11"><text:line-break/></text:span><text:span text:style-name="T11">(javascript)</text:span></text:p>
          </draw:text-box>
        </draw:frame>
        <draw:custom-shape draw:style-name="gr16" draw:text-style-name="P10" draw:layer="layout" svg:width="0.878cm" svg:height="0.967cm" svg:x="8.328cm" svg:y="13.78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7" draw:text-style-name="P16" draw:layer="layout" svg:width="4.243cm" svg:height="1.86cm" svg:x="1.697cm" svg:y="15.3cm">
          <draw:text-box>
            <text:p text:style-name="P14"><text:span text:style-name="T11">media</text:span></text:p>
            <text:p text:style-name="P14"><text:span text:style-name="T11">(images, ...</text:span><text:span text:style-name="T11">)</text:span></text:p>
          </draw:text-box>
        </draw:frame>
        <draw:custom-shape draw:style-name="gr18" draw:text-style-name="P10" draw:layer="layout" svg:width="0.827cm" svg:height="0.78cm" svg:x="3.372cm" svg:y="13.8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7" xml:id="id2" draw:id="id2" draw:layer="layout" svg:width="5.806cm" svg:height="1.703cm" svg:x="12.736cm" svg:y="9.944cm">
          <text:p text:style-name="P8"><text:span text:style-name="T1">middleman</text:span></text:p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3.182cm" svg:height="1.76cm" svg:x="2.333cm" svg:y="11.18cm">
          <draw:text-box>
            <text:p text:style-name="P14"><text:span text:style-name="T11">templates</text:span><text:span text:style-name="T11"><text:line-break/></text:span><text:span text:style-name="T11">(HTML)</text:span></text:p>
          </draw:text-box>
        </draw:frame>
        <draw:frame draw:style-name="gr21" draw:text-style-name="P15" draw:layer="layout" svg:width="3.218cm" svg:height="1.76cm" svg:x="7.231cm" svg:y="11.1cm">
          <draw:text-box>
            <text:p text:style-name="P14"><text:span text:style-name="T11">fragments</text:span><text:span text:style-name="T11"><text:line-break/></text:span><text:span text:style-name="T11">(HTML)</text:span></text:p>
          </draw:text-box>
        </draw:frame>
        <draw:connector draw:style-name="gr22" draw:text-style-name="P18" draw:layer="layout" svg:x1="4.223cm" svg:y1="10.1cm" svg:x2="7.6cm" svg:y2="10.1cm" svg:d="M4223 10100h3377" svg:viewBox="0 0 3378 1">
          <text:p/>
        </draw:connector>
        <draw:frame draw:style-name="gr23" draw:text-style-name="P20" draw:layer="layout" svg:width="3.434cm" svg:height="0.993cm" svg:x="4.65cm" svg:y="9.4cm">
          <draw:text-box>
            <text:p text:style-name="P19"><text:span text:style-name="T12">includes</text:span></text:p>
          </draw:text-box>
        </draw:frame>
        <draw:custom-shape draw:style-name="gr24" draw:text-style-name="P21" xml:id="id1" draw:id="id1" draw:layer="layout" svg:width="9.759cm" svg:height="12.61cm" svg:x="1.06cm" svg:y="4.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5.806cm" svg:height="1.703cm" svg:x="12.736cm" svg:y="13.997cm">
          <text:p text:style-name="P8"><text:span text:style-name="T1">ruby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5.806cm" svg:height="1.703cm" svg:x="12.736cm" svg:y="11.954cm">
          <text:p text:style-name="P8"><text:span text:style-name="T1">plugin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468cm" svg:height="1.8cm" draw:transform="rotate (-3.14159265358979) translate (9.529cm 6.9cm)">
          <text:p/>
          <draw:enhanced-geometry svg:viewBox="0 0 21600 21600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1.468cm" svg:height="1.8cm" draw:transform="rotate (-3.14159265358979) translate (4.437cm 10.9cm)">
          <text:p/>
          <draw:enhanced-geometry svg:viewBox="0 0 21600 21600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1.468cm" svg:height="1.8cm" draw:transform="rotate (-3.14159265358979) translate (9.551cm 10.9cm)">
          <text:p/>
          <draw:enhanced-geometry svg:viewBox="0 0 21600 21600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5" draw:layer="layout" svg:width="2.483cm" svg:height="1.601cm" svg:x="21.108cm" svg:y="11.33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5" draw:text-style-name="P15" draw:layer="layout" svg:width="3.84cm" svg:height="1.967cm" svg:x="25.146cm" svg:y="9.1cm">
          <draw:text-box>
            <text:p text:style-name="P14"><text:span text:style-name="T11">presentatio</text:span><text:span text:style-name="T11">n</text:span><text:span text:style-name="T11"><text:line-break/></text:span><text:span text:style-name="T11">(CSS)</text:span></text:p>
          </draw:text-box>
        </draw:frame>
        <draw:custom-shape draw:style-name="gr14" draw:text-style-name="P4" draw:layer="layout" svg:width="1.465cm" svg:height="1.796cm" draw:transform="rotate (-3.14159265358979) translate (27.662cm 12.936cm)">
          <text:p/>
          <draw:enhanced-geometry svg:viewBox="0 0 21600 21600" draw:mirror-horizontal="false" draw:mirror-vertical="false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5" draw:text-style-name="P15" draw:layer="layout" svg:width="3.451cm" svg:height="1.967cm" svg:x="25.4cm" svg:y="13.032cm">
          <draw:text-box>
            <text:p text:style-name="P14"><text:span text:style-name="T11">behavior</text:span><text:span text:style-name="T11"><text:line-break/></text:span><text:span text:style-name="T11">(javascript)</text:span></text:p>
          </draw:text-box>
        </draw:frame>
        <draw:custom-shape draw:style-name="gr16" draw:text-style-name="P10" draw:layer="layout" svg:width="0.878cm" svg:height="0.967cm" svg:x="26.891cm" svg:y="11.623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17" draw:text-style-name="P16" draw:layer="layout" svg:width="4.243cm" svg:height="1.86cm" svg:x="20.259cm" svg:y="13.14cm">
          <draw:text-box>
            <text:p text:style-name="P14"><text:span text:style-name="T11">media</text:span></text:p>
            <text:p text:style-name="P14"><text:span text:style-name="T11">(images, ...</text:span><text:span text:style-name="T11">)</text:span></text:p>
          </draw:text-box>
        </draw:frame>
        <draw:custom-shape draw:style-name="gr18" draw:text-style-name="P10" draw:layer="layout" svg:width="0.827cm" svg:height="0.78cm" svg:x="21.935cm" svg:y="11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6" draw:text-style-name="P21" xml:id="id3" draw:id="id3" draw:layer="layout" svg:width="8.302cm" svg:height="8.34cm" svg:x="20.683cm" svg:y="6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.468cm" svg:height="1.8cm" draw:transform="rotate (-3.14159265358979) translate (27.614cm 9cm)">
          <text:p/>
          <draw:enhanced-geometry svg:viewBox="0 0 21600 21600" draw:mirror-horizontal="false" draw:mirror-vertical="false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7" draw:text-style-name="P15" draw:layer="layout" svg:width="2.126cm" svg:height="1.395cm" svg:x="21.396cm" svg:y="9.28cm">
          <draw:text-box>
            <text:p text:style-name="P18"><text:span text:style-name="T11">static </text:span><text:span text:style-name="T11">pages</text:span></text:p>
          </draw:text-box>
        </draw:frame>
        <draw:custom-shape draw:style-name="gr10" draw:text-style-name="P4" draw:layer="layout" svg:width="1.468cm" svg:height="1.8cm" draw:transform="rotate (-3.14159265358979) translate (23.107cm 9cm)">
          <text:p/>
          <draw:enhanced-geometry svg:viewBox="0 0 21600 21600" draw:mirror-horizontal="false" draw:mirror-vertical="false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2" draw:text-style-name="P18" draw:layer="layout" svg:x1="10.819cm" svg:y1="10.795cm" svg:x2="12.736cm" svg:y2="10.795cm" draw:start-shape="id1" draw:end-shape="id2" svg:d="M10819 10795h1917" svg:viewBox="0 0 1918 1">
          <text:p/>
        </draw:connector>
        <draw:connector draw:style-name="gr22" draw:text-style-name="P18" draw:layer="layout" svg:x1="18.542cm" svg:y1="10.795cm" svg:x2="20.683cm" svg:y2="10.795cm" draw:start-shape="id2" draw:start-glue-point="1" draw:end-shape="id3" svg:d="M18542 10795h2141" svg:viewBox="0 0 2142 1">
          <text:p/>
        </draw:connector>
        <draw:frame draw:style-name="gr28" draw:text-style-name="P22" draw:layer="layout" svg:width="3.142cm" svg:height="0.988cm" svg:x="23.616cm" svg:y="5.728cm">
          <draw:text-box>
            <text:p text:style-name="P6"><text:span text:style-name="T1">website</text:span></text:p>
          </draw:text-box>
        </draw:frame>
        <draw:frame presentation:style-name="pr9" draw:layer="layout" svg:width="27.686cm" svg:height="2.973cm" svg:x="1.524cm" svg:y="0.329cm" presentation:class="title">
          <draw:text-box>
            <text:p>MiddlemanApp</text:p>
          </draw:text-box>
        </draw:frame>
        <presentation:notes draw:style-name="dp2">
          <draw:page-thumbnail draw:style-name="gr1" draw:layer="layout" svg:width="14.816cm" svg:height="10.476cm" svg:x="3.386cm" svg:y="2.123cm" draw:page-number="1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ekyll" draw:style-name="dp3" draw:master-page-name="Content" presentation:presentation-page-layout-name="AL3T1" presentation:use-footer-name="ftr1">
        <draw:frame draw:name="Shape 58" presentation:style-name="pr4" draw:layer="layout" svg:width="27.686cm" svg:height="2.973cm" svg:x="1.524cm" svg:y="0.329cm" presentation:class="title" presentation:user-transformed="true">
          <draw:text-box>
            <text:p>MiddlemanApp</text:p>
          </draw:text-box>
        </draw:frame>
        <draw:frame presentation:style-name="pr5" draw:layer="layout" svg:width="27.217cm" svg:height="14.224cm" svg:x="1.485cm" svg:y="4.064cm" presentation:class="outline">
          <draw:text-box>
            <text:list text:style-name="L2">
              <text:list-item>
                <text:p>Basic behavior: </text:p>
                <text:list>
                  <text:list-item>
                    <text:p>Iterate over the content pages, applying the directives (e.g., layout, inclusion of fragments) and spit the corresponding HTML pages</text:p>
                  </text:list-item>
                </text:list>
              </text:list-item>
              <text:list-item>
                <text:p>Variations: </text:p>
                <text:list>
                  <text:list-item>
                    <text:p>allow plugins to pre-process input or output in different ways: generation of galleries, management of “non standard” markup, generate a site map</text:p>
                  </text:list-item>
                  <text:list-item>
                    <text:p>define data which can be included in different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1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put Files (Sources)" draw:style-name="dp3" draw:master-page-name="Content" presentation:presentation-page-layout-name="AL3T1" presentation:use-footer-name="ftr1">
        <draw:frame draw:name="Shape 61" presentation:style-name="pr4" draw:layer="layout" svg:width="27.686cm" svg:height="2.973cm" svg:x="1.524cm" svg:y="0.329cm" presentation:class="title">
          <draw:text-box>
            <text:p>Input Files (Sources)</text:p>
          </draw:text-box>
        </draw:frame>
        <draw:frame presentation:style-name="pr5" draw:layer="layout" svg:width="27.217cm" svg:height="14.224cm" svg:x="1.485cm" svg:y="4.064cm" presentation:class="outline">
          <draw:text-box>
            <text:list text:style-name="L2">
              <text:list-item>
                <text:p>Input files:</text:p>
                <text:list>
                  <text:list-item>
                    <text:p>Light markup languages (e.g, textile, markdown, org-mode, creole): specific ruby gems</text:p>
                  </text:list-item>
                  <text:list-item>
                    <text:p>Foundation, jQuery, Modernizr: external libraries</text:p>
                  </text:list-item>
                </text:list>
              </text:list-item>
              <text:list-item>
                <text:p>Consequence:</text:p>
                <text:list>
                  <text:list-item>
                    <text:p>We need to make sure we are using the right versions of all the required tools </text:p>
                  </text:list-item>
                  <text:list-item>
                    <text:p>Cross-dependencies might cause incompati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ving from one to many developers" draw:style-name="dp3" draw:master-page-name="Content" presentation:presentation-page-layout-name="AL2T3" presentation:use-footer-name="ftr1">
        <draw:custom-shape draw:style-name="gr29" draw:text-style-name="P4" xml:id="id4" draw:id="id4" draw:layer="layout" svg:width="1.358cm" svg:height="1.663cm" draw:transform="rotate (-3.14159265358979) translate (2.761cm 8.115cm)">
          <text:p/>
          <draw:enhanced-geometry svg:viewBox="0 0 21600 21600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7" draw:text-style-name="P15" draw:layer="layout" svg:width="2.655cm" svg:height="1.395cm" svg:x="0.85cm" svg:y="8.236cm">
          <draw:text-box>
            <text:p text:style-name="P14"><text:span text:style-name="T11">sources</text:span></text:p>
          </draw:text-box>
        </draw:frame>
        <draw:custom-shape draw:style-name="gr30" draw:text-style-name="P23" xml:id="id5" draw:id="id5" draw:layer="layout" svg:width="2.999cm" svg:height="1.313cm" svg:x="3.605cm" svg:y="6.627cm">
          <text:p text:style-name="P14"><text:span text:style-name="T13">middleman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11.611cm" svg:height="6.285cm" svg:x="0.95cm" svg:y="5.0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2.999cm" svg:height="1.312cm" svg:x="3.605cm" svg:y="9.604cm">
          <text:p text:style-name="P14"><text:span text:style-name="T13">ruby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2.999cm" svg:height="1.312cm" svg:x="3.605cm" svg:y="8.121cm">
          <text:p text:style-name="P14"><text:span text:style-name="T13">plugins</text:span></text:p>
          <draw:enhanced-geometry svg:viewBox="0 0 21600 21600" draw:type="rectangle" draw:enhanced-path="M 0 0 L 21600 0 21600 21600 0 21600 0 0 Z N"/>
        </draw:custom-shape>
        <draw:frame draw:style-name="gr33" draw:text-style-name="P15" draw:layer="layout" svg:width="2.149cm" svg:height="1.403cm" svg:x="6.973cm" svg:y="8.21cm">
          <draw:text-box>
            <text:p text:style-name="P14"><text:span text:style-name="T11">static </text:span><text:span text:style-name="T11">pages</text:span></text:p>
          </draw:text-box>
        </draw:frame>
        <draw:custom-shape draw:style-name="gr29" draw:text-style-name="P4" xml:id="id6" draw:id="id6" draw:layer="layout" svg:width="1.358cm" svg:height="1.663cm" draw:transform="rotate (-3.14159265358979) translate (8.69cm 8.115cm)">
          <text:p/>
          <draw:enhanced-geometry svg:viewBox="0 0 21600 21600" draw:mirror-horizontal="false" draw:mirror-vertical="false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2" draw:text-style-name="P18" draw:layer="layout" svg:x1="2.761cm" svg:y1="7.285cm" svg:x2="3.605cm" svg:y2="7.283cm" draw:start-shape="id4" draw:start-glue-point="5" draw:end-shape="id5" draw:end-glue-point="3" svg:d="M2761 7285h422v-2h422" svg:viewBox="0 0 845 3">
          <text:p/>
        </draw:connector>
        <draw:connector draw:style-name="gr22" draw:text-style-name="P18" draw:layer="layout" svg:x1="6.604cm" svg:y1="7.283cm" svg:x2="7.332cm" svg:y2="7.285cm" draw:start-shape="id5" draw:start-glue-point="1" draw:end-shape="id6" draw:end-glue-point="7" svg:d="M6604 7283h363v2h365" svg:viewBox="0 0 729 3">
          <text:p/>
        </draw:connector>
        <draw:frame draw:style-name="gr34" draw:text-style-name="P24" draw:layer="layout" svg:width="6.215cm" svg:height="1.759cm" svg:x="0.785cm" svg:y="4.996cm">
          <draw:text-box>
            <text:p text:style-name="P8"><text:span text:style-name="T14">Progra</text:span><text:span text:style-name="T14">mmer </text:span><text:span text:style-name="T14">1</text:span></text:p>
          </draw:text-box>
        </draw:frame>
        <draw:custom-shape draw:style-name="gr35" draw:text-style-name="P23" xml:id="id7" draw:id="id7" draw:layer="layout" svg:width="2.835cm" svg:height="1.313cm" svg:x="9.481cm" svg:y="6.627cm">
          <text:p text:style-name="P14"><text:span text:style-name="T13">deploy</text:span></text:p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2.596cm" svg:height="1.395cm" svg:x="13.052cm" svg:y="8.254cm">
          <draw:text-box>
            <text:p text:style-name="P14"><text:span text:style-name="T11">website</text:span></text:p>
          </draw:text-box>
        </draw:frame>
        <draw:custom-shape draw:style-name="gr29" draw:text-style-name="P4" xml:id="id8" draw:id="id8" draw:layer="layout" svg:width="1.358cm" svg:height="1.663cm" draw:transform="rotate (-3.14159265358979) translate (14.894cm 8.115cm)">
          <text:p/>
          <draw:enhanced-geometry svg:viewBox="0 0 21600 21600" draw:mirror-horizontal="false" draw:mirror-vertical="false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2" draw:text-style-name="P18" draw:layer="layout" svg:x1="12.316cm" svg:y1="7.283cm" svg:x2="13.536cm" svg:y2="7.285cm" draw:start-shape="id7" draw:start-glue-point="1" draw:end-shape="id8" draw:end-glue-point="7" svg:d="M12316 7283h609v2h611" svg:viewBox="0 0 1221 3">
          <text:p/>
        </draw:connector>
        <draw:connector draw:style-name="gr22" draw:text-style-name="P18" draw:layer="layout" svg:x1="8.69cm" svg:y1="7.285cm" svg:x2="9.481cm" svg:y2="7.283cm" draw:start-shape="id6" draw:start-glue-point="5" draw:end-shape="id7" draw:end-glue-point="3" svg:d="M8690 7285h395v-2h396" svg:viewBox="0 0 792 3">
          <text:p/>
        </draw:connector>
        <draw:custom-shape draw:style-name="gr29" draw:text-style-name="P4" xml:id="id9" draw:id="id9" draw:layer="layout" svg:width="1.358cm" svg:height="1.663cm" draw:transform="rotate (-3.14159265358979) translate (2.823cm 14.829cm)">
          <text:p/>
          <draw:enhanced-geometry svg:viewBox="0 0 21600 21600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7" draw:text-style-name="P15" draw:layer="layout" svg:width="2.544cm" svg:height="1.395cm" svg:x="0.912cm" svg:y="14.95cm">
          <draw:text-box>
            <text:p text:style-name="P14"><text:span text:style-name="T11">sources</text:span></text:p>
          </draw:text-box>
        </draw:frame>
        <draw:custom-shape draw:style-name="gr36" draw:text-style-name="P23" xml:id="id10" draw:id="id10" draw:layer="layout" svg:width="2.937cm" svg:height="1.313cm" svg:x="3.667cm" svg:y="13.341cm">
          <text:p text:style-name="P14"><text:span text:style-name="T13">middleman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11.611cm" svg:height="6.285cm" svg:x="1.011cm" svg:y="11.7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2.937cm" svg:height="1.312cm" svg:x="3.667cm" svg:y="16.318cm">
          <text:p text:style-name="P14"><text:span text:style-name="T13">ruby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2.937cm" svg:height="1.312cm" svg:x="3.667cm" svg:y="14.835cm">
          <text:p text:style-name="P14"><text:span text:style-name="T13">plugins</text:span></text:p>
          <draw:enhanced-geometry svg:viewBox="0 0 21600 21600" draw:type="rectangle" draw:enhanced-path="M 0 0 L 21600 0 21600 21600 0 21600 0 0 Z N"/>
        </draw:custom-shape>
        <draw:frame draw:style-name="gr33" draw:text-style-name="P15" draw:layer="layout" svg:width="2.149cm" svg:height="1.403cm" svg:x="7.035cm" svg:y="14.924cm">
          <draw:text-box>
            <text:p text:style-name="P14"><text:span text:style-name="T11">static </text:span><text:span text:style-name="T11">pages</text:span></text:p>
          </draw:text-box>
        </draw:frame>
        <draw:custom-shape draw:style-name="gr29" draw:text-style-name="P4" xml:id="id11" draw:id="id11" draw:layer="layout" svg:width="1.358cm" svg:height="1.663cm" draw:transform="rotate (-3.14159265358979) translate (8.753cm 14.829cm)">
          <text:p/>
          <draw:enhanced-geometry svg:viewBox="0 0 21600 21600" draw:mirror-horizontal="false" draw:mirror-vertical="false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2" draw:text-style-name="P18" draw:layer="layout" svg:x1="2.823cm" svg:y1="13.999cm" svg:x2="3.667cm" svg:y2="13.997cm" draw:start-shape="id9" draw:start-glue-point="5" draw:end-shape="id10" draw:end-glue-point="3" svg:d="M2823 13999h422v-2h422" svg:viewBox="0 0 845 3">
          <text:p/>
        </draw:connector>
        <draw:connector draw:style-name="gr22" draw:text-style-name="P18" draw:layer="layout" svg:x1="6.604cm" svg:y1="13.997cm" svg:x2="7.395cm" svg:y2="13.999cm" draw:start-shape="id10" draw:start-glue-point="1" draw:end-shape="id11" draw:end-glue-point="7" svg:d="M6604 13997h395v2h396" svg:viewBox="0 0 792 3">
          <text:p/>
        </draw:connector>
        <draw:frame draw:style-name="gr34" draw:text-style-name="P24" draw:layer="layout" svg:width="6.152cm" svg:height="1.759cm" svg:x="0.848cm" svg:y="11.71cm">
          <draw:text-box>
            <text:p text:style-name="P8"><text:span text:style-name="T14">Progra</text:span><text:span text:style-name="T14">mmer </text:span><text:span text:style-name="T14">2</text:span></text:p>
          </draw:text-box>
        </draw:frame>
        <draw:custom-shape draw:style-name="gr35" draw:text-style-name="P23" xml:id="id12" draw:id="id12" draw:layer="layout" svg:width="2.835cm" svg:height="1.313cm" svg:x="9.544cm" svg:y="13.341cm">
          <text:p text:style-name="P14"><text:span text:style-name="T13">deploy</text:span></text:p>
          <draw:enhanced-geometry svg:viewBox="0 0 21600 21600" draw:type="rectangle" draw:enhanced-path="M 0 0 L 21600 0 21600 21600 0 21600 0 0 Z N"/>
        </draw:custom-shape>
        <draw:connector draw:style-name="gr22" draw:text-style-name="P18" draw:layer="layout" svg:x1="8.753cm" svg:y1="13.999cm" svg:x2="9.544cm" svg:y2="13.997cm" draw:start-shape="id11" draw:start-glue-point="5" draw:end-shape="id12" draw:end-glue-point="3" svg:d="M8753 13999h395v-2h396" svg:viewBox="0 0 792 3">
          <text:p/>
        </draw:connector>
        <draw:connector draw:style-name="gr38" draw:text-style-name="P18" draw:layer="layout" draw:line-skew="0.084cm" svg:x1="12.379cm" svg:y1="13.997cm" svg:x2="13.536cm" svg:y2="7.285cm" draw:start-shape="id12" draw:start-glue-point="1" draw:end-shape="id8" draw:end-glue-point="7" svg:d="M12379 13997h662v-6712h495" svg:viewBox="0 0 1158 6713">
          <text:p/>
        </draw:connector>
        <draw:frame presentation:style-name="pr4" draw:layer="layout" svg:width="27.686cm" svg:height="2.973cm" svg:x="1.524cm" svg:y="0.329cm" presentation:class="title">
          <draw:text-box>
            <text:p>Moving from one to many developers</text:p>
          </draw:text-box>
        </draw:frame>
        <draw:frame presentation:style-name="pr5" draw:layer="layout" svg:width="13.281cm" svg:height="14.224cm" svg:x="15.431cm" svg:y="4.064cm" presentation:class="outline">
          <draw:text-box>
            <text:list text:style-name="L2">
              <text:list-item>
                <text:p>Some needs: </text:p>
                <text:list>
                  <text:list-item>
                    <text:p>everyone starts from the right <text:span text:style-name="T15">(latest) version of </text:span><text:span text:style-name="T15">sources</text:span> before publishing</text:p>
                  </text:list-item>
                  <text:list-item>
                    <text:p>everyone uses the <text:span text:style-name="T10">same tools</text:span> (management of compile-time dependencies)</text:p>
                  </text:list-item>
                  <text:list-item>
                    <text:p>everyone uses the <text:span text:style-name="T16">same conventions and compile-</text:span><text:span text:style-name="T16">time dependencies</text:span> (or it will be difficult to avoid “interferences”)</text:p>
                  </text:list-item>
                  <text:list-item>
                    <text:p>work is coordin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1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3T1" presentation:use-footer-name="ftr1">
        <draw:frame presentation:style-name="pr4" draw:layer="layout" svg:width="27.686cm" svg:height="2.973cm" svg:x="1.524cm" svg:y="0.329cm" presentation:class="title">
          <draw:text-box>
            <text:p>Moving from one to many developers</text:p>
          </draw:text-box>
        </draw:frame>
        <draw:custom-shape draw:style-name="gr39" draw:text-style-name="P25" draw:layer="layout" svg:width="3.394cm" svg:height="2.4cm" svg:x="4.748cm" svg:y="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0" draw:text-style-name="P26" draw:layer="layout" svg:width="4.031cm" svg:height="1.424cm" svg:x="4.43cm" svg:y="12.076cm">
          <draw:text-box>
            <text:p text:style-name="P14"><text:span text:style-name="T13">source </text:span><text:span text:style-name="T13">code </text:span><text:span text:style-name="T13">repository</text:span></text:p>
          </draw:text-box>
        </draw:frame>
        <draw:custom-shape draw:style-name="gr39" draw:text-style-name="P25" draw:layer="layout" svg:width="3.394cm" svg:height="2.4cm" svg:x="4.754cm" svg:y="14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0" draw:text-style-name="P26" draw:layer="layout" svg:width="4.031cm" svg:height="1.424cm" svg:x="4.536cm" svg:y="16.976cm">
          <draw:text-box>
            <text:p text:style-name="P14"><text:span text:style-name="T13">Issue/task</text:span></text:p>
            <text:p text:style-name="P14"><text:span text:style-name="T13">tracker</text:span></text:p>
          </draw:text-box>
        </draw:frame>
        <draw:custom-shape draw:style-name="gr41" draw:text-style-name="P25" draw:layer="layout" svg:width="2.758cm" svg:height="2.6cm" svg:x="5.067cm" svg:y="4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2" draw:text-style-name="P26" draw:layer="layout" svg:width="4.455cm" svg:height="1.395cm" svg:x="4.218cm" svg:y="7.076cm">
          <draw:text-box>
            <text:p text:style-name="P14"><text:span text:style-name="T13">manage</text:span><text:span text:style-name="T13">ment &amp; </text:span><text:span text:style-name="T13">coordinati</text:span><text:span text:style-name="T13">on</text:span></text:p>
          </draw:text-box>
        </draw:frame>
        <draw:custom-shape draw:style-name="gr29" draw:text-style-name="P4" xml:id="id13" draw:id="id13" draw:layer="layout" svg:width="1.358cm" svg:height="1.663cm" draw:transform="rotate (-3.14159265358979) translate (15.807cm 7.437cm)">
          <text:p/>
          <draw:enhanced-geometry svg:viewBox="0 0 21600 21600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7" draw:text-style-name="P15" draw:layer="layout" svg:width="2.655cm" svg:height="1.395cm" svg:x="13.896cm" svg:y="7.558cm">
          <draw:text-box>
            <text:p text:style-name="P14"><text:span text:style-name="T11">sources</text:span></text:p>
          </draw:text-box>
        </draw:frame>
        <draw:custom-shape draw:style-name="gr30" draw:text-style-name="P23" xml:id="id14" draw:id="id14" draw:layer="layout" svg:width="2.999cm" svg:height="1.313cm" svg:x="16.651cm" svg:y="5.949cm">
          <text:p text:style-name="P14"><text:span text:style-name="T13">middlema</text:span><text:span text:style-name="T13">n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11.611cm" svg:height="6.285cm" svg:x="13.996cm" svg:y="4.32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2.999cm" svg:height="1.312cm" svg:x="16.651cm" svg:y="8.926cm">
          <text:p text:style-name="P14"><text:span text:style-name="T13">ruby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2.999cm" svg:height="1.312cm" svg:x="16.651cm" svg:y="7.443cm">
          <text:p text:style-name="P14"><text:span text:style-name="T13">plugins</text:span></text:p>
          <draw:enhanced-geometry svg:viewBox="0 0 21600 21600" draw:type="rectangle" draw:enhanced-path="M 0 0 L 21600 0 21600 21600 0 21600 0 0 Z N"/>
        </draw:custom-shape>
        <draw:frame draw:style-name="gr33" draw:text-style-name="P15" draw:layer="layout" svg:width="2.149cm" svg:height="1.403cm" svg:x="20.019cm" svg:y="7.532cm">
          <draw:text-box>
            <text:p text:style-name="P14"><text:span text:style-name="T11">static </text:span><text:span text:style-name="T11">pages</text:span></text:p>
          </draw:text-box>
        </draw:frame>
        <draw:custom-shape draw:style-name="gr29" draw:text-style-name="P4" xml:id="id15" draw:id="id15" draw:layer="layout" svg:width="1.358cm" svg:height="1.663cm" draw:transform="rotate (-3.14159265358979) translate (21.736cm 7.437cm)">
          <text:p/>
          <draw:enhanced-geometry svg:viewBox="0 0 21600 21600" draw:mirror-horizontal="false" draw:mirror-vertical="false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2" draw:text-style-name="P18" draw:layer="layout" svg:x1="15.807cm" svg:y1="6.607cm" svg:x2="16.651cm" svg:y2="6.605cm" draw:start-shape="id13" draw:start-glue-point="5" draw:end-shape="id14" draw:end-glue-point="3" svg:d="M15807 6607h422v-2h422" svg:viewBox="0 0 845 3">
          <text:p/>
        </draw:connector>
        <draw:connector draw:style-name="gr22" draw:text-style-name="P18" draw:layer="layout" svg:x1="19.65cm" svg:y1="6.605cm" svg:x2="20.378cm" svg:y2="6.607cm" draw:start-shape="id14" draw:start-glue-point="1" draw:end-shape="id15" draw:end-glue-point="7" svg:d="M19650 6605h363v2h365" svg:viewBox="0 0 729 3">
          <text:p/>
        </draw:connector>
        <draw:frame draw:style-name="gr34" draw:text-style-name="P24" draw:layer="layout" svg:width="6.215cm" svg:height="1.759cm" svg:x="13.831cm" svg:y="4.318cm">
          <draw:text-box>
            <text:p text:style-name="P8"><text:span text:style-name="T14">Progra</text:span><text:span text:style-name="T14">mmer </text:span><text:span text:style-name="T14">1</text:span></text:p>
          </draw:text-box>
        </draw:frame>
        <draw:custom-shape draw:style-name="gr35" draw:text-style-name="P23" xml:id="id16" draw:id="id16" draw:layer="layout" svg:width="2.835cm" svg:height="1.313cm" svg:x="22.527cm" svg:y="5.949cm">
          <text:p text:style-name="P14"><text:span text:style-name="T13">deploy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xml:id="id17" draw:id="id17" draw:layer="layout" svg:width="1.358cm" svg:height="1.663cm" draw:transform="rotate (-3.14159265358979) translate (27.94cm 7.437cm)">
          <text:p/>
          <draw:enhanced-geometry svg:viewBox="0 0 21600 21600" draw:mirror-horizontal="false" draw:mirror-vertical="false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2" draw:text-style-name="P18" draw:layer="layout" svg:x1="25.362cm" svg:y1="6.605cm" svg:x2="26.582cm" svg:y2="6.607cm" draw:start-shape="id16" draw:start-glue-point="1" draw:end-shape="id17" draw:end-glue-point="7" svg:d="M25362 6605h609v2h611" svg:viewBox="0 0 1221 3">
          <text:p/>
        </draw:connector>
        <draw:connector draw:style-name="gr22" draw:text-style-name="P18" draw:layer="layout" svg:x1="21.736cm" svg:y1="6.607cm" svg:x2="22.527cm" svg:y2="6.605cm" draw:start-shape="id15" draw:start-glue-point="5" draw:end-shape="id16" draw:end-glue-point="3" svg:d="M21736 6607h395v-2h396" svg:viewBox="0 0 792 3">
          <text:p/>
        </draw:connector>
        <draw:custom-shape draw:style-name="gr29" draw:text-style-name="P4" xml:id="id18" draw:id="id18" draw:layer="layout" svg:width="1.358cm" svg:height="1.663cm" draw:transform="rotate (-3.14159265358979) translate (15.869cm 14.151cm)">
          <text:p/>
          <draw:enhanced-geometry svg:viewBox="0 0 21600 21600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7" draw:text-style-name="P15" draw:layer="layout" svg:width="2.544cm" svg:height="1.395cm" svg:x="13.958cm" svg:y="14.272cm">
          <draw:text-box>
            <text:p text:style-name="P14"><text:span text:style-name="T11">sources</text:span></text:p>
          </draw:text-box>
        </draw:frame>
        <draw:custom-shape draw:style-name="gr36" draw:text-style-name="P23" xml:id="id19" draw:id="id19" draw:layer="layout" svg:width="2.937cm" svg:height="1.313cm" svg:x="16.713cm" svg:y="12.663cm">
          <text:p text:style-name="P14"><text:span text:style-name="T13">m</text:span><text:span text:style-name="T13">i</text:span><text:span text:style-name="T13">d</text:span><text:span text:style-name="T13">d</text:span><text:span text:style-name="T13">l</text:span><text:span text:style-name="T13">e</text:span><text:span text:style-name="T13">m</text:span><text:span text:style-name="T13">a</text:span><text:span text:style-name="T13">n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11.611cm" svg:height="6.285cm" svg:x="14.057cm" svg:y="11.03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2.937cm" svg:height="1.312cm" svg:x="16.713cm" svg:y="15.64cm">
          <text:p text:style-name="P14"><text:span text:style-name="T13">ruby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2.937cm" svg:height="1.312cm" svg:x="16.713cm" svg:y="14.157cm">
          <text:p text:style-name="P14"><text:span text:style-name="T13">plugins</text:span></text:p>
          <draw:enhanced-geometry svg:viewBox="0 0 21600 21600" draw:type="rectangle" draw:enhanced-path="M 0 0 L 21600 0 21600 21600 0 21600 0 0 Z N"/>
        </draw:custom-shape>
        <draw:frame draw:style-name="gr33" draw:text-style-name="P15" draw:layer="layout" svg:width="2.149cm" svg:height="1.403cm" svg:x="20.081cm" svg:y="14.246cm">
          <draw:text-box>
            <text:p text:style-name="P14"><text:span text:style-name="T11">static </text:span><text:span text:style-name="T11">pages</text:span></text:p>
          </draw:text-box>
        </draw:frame>
        <draw:custom-shape draw:style-name="gr29" draw:text-style-name="P4" xml:id="id20" draw:id="id20" draw:layer="layout" svg:width="1.358cm" svg:height="1.663cm" draw:transform="rotate (-3.14159265358979) translate (21.799cm 14.151cm)">
          <text:p/>
          <draw:enhanced-geometry svg:viewBox="0 0 21600 21600" draw:mirror-horizontal="false" draw:mirror-vertical="false" draw:glue-points="10800 0 0 10800 10800 21600 21600 10800" draw:text-areas="0 0 21600 ?f11" draw:type="paper" draw:modifiers="17282.15892053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2" draw:text-style-name="P18" draw:layer="layout" svg:x1="15.869cm" svg:y1="13.321cm" svg:x2="16.713cm" svg:y2="13.319cm" draw:start-shape="id18" draw:start-glue-point="5" draw:end-shape="id19" draw:end-glue-point="3" svg:d="M15869 13321h422v-2h422" svg:viewBox="0 0 845 3">
          <text:p/>
        </draw:connector>
        <draw:connector draw:style-name="gr22" draw:text-style-name="P18" draw:layer="layout" svg:x1="19.65cm" svg:y1="13.319cm" svg:x2="20.441cm" svg:y2="13.321cm" draw:start-shape="id19" draw:start-glue-point="1" draw:end-shape="id20" draw:end-glue-point="7" svg:d="M19650 13319h395v2h396" svg:viewBox="0 0 792 3">
          <text:p/>
        </draw:connector>
        <draw:frame draw:style-name="gr34" draw:text-style-name="P24" draw:layer="layout" svg:width="6.152cm" svg:height="1.759cm" svg:x="13.894cm" svg:y="11.032cm">
          <draw:text-box>
            <text:p text:style-name="P8"><text:span text:style-name="T14">Progra</text:span><text:span text:style-name="T14">mmer </text:span><text:span text:style-name="T14">2</text:span></text:p>
          </draw:text-box>
        </draw:frame>
        <draw:custom-shape draw:style-name="gr35" draw:text-style-name="P23" xml:id="id21" draw:id="id21" draw:layer="layout" svg:width="2.835cm" svg:height="1.313cm" svg:x="22.59cm" svg:y="12.663cm">
          <text:p text:style-name="P14"><text:span text:style-name="T13">deploy</text:span></text:p>
          <draw:enhanced-geometry svg:viewBox="0 0 21600 21600" draw:type="rectangle" draw:enhanced-path="M 0 0 L 21600 0 21600 21600 0 21600 0 0 Z N"/>
        </draw:custom-shape>
        <draw:connector draw:style-name="gr22" draw:text-style-name="P18" draw:layer="layout" svg:x1="21.799cm" svg:y1="13.321cm" svg:x2="22.59cm" svg:y2="13.319cm" draw:start-shape="id20" draw:start-glue-point="5" draw:end-shape="id21" draw:end-glue-point="3" svg:d="M21799 13321h395v-2h396" svg:viewBox="0 0 792 3">
          <text:p/>
        </draw:connector>
        <draw:connector draw:style-name="gr38" draw:text-style-name="P18" draw:layer="layout" draw:line-skew="0.084cm" svg:x1="25.425cm" svg:y1="13.319cm" svg:x2="26.582cm" svg:y2="6.607cm" draw:start-shape="id21" draw:start-glue-point="1" draw:end-shape="id17" draw:end-glue-point="7" svg:d="M25425 13319h662v-6712h495" svg:viewBox="0 0 1158 6713">
          <text:p/>
        </draw:connector>
        <presentation:notes draw:style-name="dp2">
          <draw:page-thumbnail draw:style-name="gr1" draw:layer="layout" svg:width="14.816cm" svg:height="10.476cm" svg:x="3.386cm" svg:y="2.123cm" draw:page-number="1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ke-home lessons" draw:style-name="dp3" draw:master-page-name="Content" presentation:presentation-page-layout-name="AL3T1" presentation:use-footer-name="ftr1">
        <draw:frame draw:name="Shape 71" presentation:style-name="pr4" draw:layer="layout" svg:width="27.686cm" svg:height="2.973cm" svg:x="1.524cm" svg:y="0.329cm" presentation:class="title">
          <draw:text-box>
            <text:p>Take-home lessons</text:p>
          </draw:text-box>
        </draw:frame>
        <draw:frame presentation:style-name="pr5" draw:layer="layout" svg:width="27.217cm" svg:height="14.224cm" svg:x="1.485cm" svg:y="4.064cm" presentation:class="outline">
          <draw:text-box>
            <text:list text:style-name="L2">
              <text:list-item>
                <text:p>The development of software systems seldom starts from scratch (library and dependencies)</text:p>
              </text:list-item>
              <text:list-item>
                <text:p>Building software systems requires an appropriate technical setup (compile-time library and dependencies)</text:p>
              </text:list-item>
              <text:list-item>
                <text:p>When we move from single to many developers:</text:p>
                <text:list>
                  <text:list-item>
                    <text:p>we need to coordinate <text:span text:style-name="T17">work</text:span> (who does what), <text:span text:style-name="T17">contributions</text:span> (how things are done), <text:span text:style-name="T17">development </text:span><text:span text:style-name="T17">environment</text:span> (with what tools)</text:p>
                  </text:list-item>
                  <text:list-item>
                    <text:p>we need to “protect” our assets: make sure we know what is and where is the latest version of the 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1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 Light" svg:font-family="'Helvetica Neue Light'"/>
    <style:font-face style:name="Times" svg:font-family="Times"/>
    <style:font-face style:name="Helvetica Neue" svg:font-family="'Helvetica Neue'" style:font-pitch="variable"/>
    <style:font-face style:name="Helvetica Neue1" svg:font-family="'Helvetica Neue'" style:font-adornments="Light" style:font-pitch="variable"/>
    <style:font-face style:name="Helvetica Neue2" svg:font-family="'Helvetica Neue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fill-image draw:name="background" xlink:href="Pictures/100000000000078000000438FAF103169A1DBF2F.gif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color="#0d1f63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5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1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1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391cm" fo:margin-bottom="0cm" fo:text-indent="0cm"/>
      <style:text-properties fo:font-size="27.8999996185303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293cm" fo:margin-bottom="0cm" fo:text-indent="0cm"/>
      <style:text-properties fo:font-size="23.8999996185303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191cm" fo:margin-bottom="0cm" fo:text-indent="0cm"/>
      <style:text-properties fo:font-size="19.8999996185303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0d1f63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title">
      <style:graphic-properties draw:auto-grow-height="false" fo:min-height="3.507cm"/>
    </style:style>
    <style:style style:name="Mpr2" style:family="presentation" style:parent-style-name="Title-outline1">
      <style:graphic-properties fo:min-height="12.18cm"/>
    </style:style>
    <style:style style:name="Mpr3" style:family="presentation" style:parent-style-name="Title-backgroundobjects">
      <style:graphic-properties svg:stroke-width="0.212cm" svg:stroke-color="#ba131a" draw:marker-start-width="0.517cm" draw:marker-end-width="0.517cm" draw:fill="none" draw:textarea-vertical-align="middle" fo:padding-top="0.105cm" fo:padding-bottom="0.105cm" fo:padding-left="0.105cm" fo:padding-right="0.105cm"/>
    </style:style>
    <style:style style:name="Mpr4" style:family="presentation" style:parent-style-name="Title-backgroundobjects">
      <style:graphic-properties draw:stroke="none" draw:fill="none" draw:fill-color="#ffffff" draw:auto-grow-height="false" fo:min-height="12.573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ontent-title">
      <style:graphic-properties draw:auto-grow-height="false" fo:min-height="3.507cm"/>
    </style:style>
    <style:style style:name="Mpr8" style:family="presentation" style:parent-style-name="Content-outline1">
      <style:graphic-properties fo:min-height="12.18cm"/>
    </style:style>
    <style:style style:name="Mpr9" style:family="presentation" style:parent-style-name="Content-backgroundobjects">
      <style:graphic-properties draw:stroke="none" draw:fill="none" draw:fill-color="#ffffff" draw:textarea-vertical-align="top" draw:auto-grow-height="false" fo:min-height="1.449cm"/>
    </style:style>
    <style:style style:name="Mpr10" style:family="presentation" style:parent-style-name="Content-backgroundobjects">
      <style:graphic-properties draw:stroke="none" draw:fill="none" draw:fill-color="#ffffff" draw:textarea-vertical-align="bottom" draw:auto-grow-height="false" fo:min-height="1.449cm"/>
    </style:style>
    <style:style style:name="Mpr11" style:family="presentation" style:parent-style-name="Content-backgroundobjects">
      <style:graphic-properties draw:stroke="none" draw:fill-color="#ba131a" draw:textarea-vertical-align="middle" draw:auto-grow-height="false" fo:min-height="3.048cm" fo:min-width="0.508cm"/>
    </style:style>
    <style:style style:name="Mpr12" style:family="presentation" style:parent-style-name="Content-backgroundobjects">
      <style:graphic-properties svg:stroke-width="0.035cm" svg:stroke-color="#b22222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3" style:family="presentation" style:parent-style-name="Content-backgroundobjects">
      <style:graphic-properties draw:stroke="none" draw:fill="none" draw:fill-color="#ffffff" draw:auto-grow-height="false" fo:min-height="12.573cm"/>
    </style:style>
    <style:style style:name="Mpr14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color="#b22222" style:font-name="Free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b22222" style:font-name="FreeSans" fo:font-size="14pt" style:font-size-asian="14pt" style:font-size-complex="14pt"/>
    </style:style>
    <style:style style:name="MP8" style:family="paragraph">
      <style:paragraph-properties fo:text-align="start"/>
      <style:text-properties fo:color="#b22222" style:font-name="Free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b22222" style:font-name="FreeSans" fo:font-size="14pt" style:font-size-asian="14pt" style:font-size-complex="14pt"/>
    </style:style>
    <style:style style:name="MP10" style:family="paragraph">
      <style:paragraph-properties fo:text-align="end"/>
      <style:text-properties fo:color="#b22222" style:font-name="Free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b22222" style:font-name="FreeSans" fo:font-size="14pt" style:font-size-asian="14pt" style:font-size-complex="14pt"/>
    </style:style>
    <style:style style:name="MP12" style:family="paragraph">
      <loext:graphic-properties draw:fill-color="#ba131a"/>
      <style:paragraph-properties fo:text-align="center"/>
    </style:style>
    <style:style style:name="MP13" style:family="paragraph">
      <loext:graphic-properties draw:fill="none"/>
      <style:paragraph-properties fo:text-align="center"/>
      <style:text-properties fo:color="#b2222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2222" style:font-name="FreeSans" fo:font-size="14pt" style:font-size-asian="14pt" style:font-size-complex="14pt"/>
    </style:style>
    <style:style style:name="MT3" style:family="text">
      <style:text-properties fo:color="#b22222" style:font-name="FreeSans"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" style:page-layout-name="PM1" draw:style-name="Mdp1">
      <draw:frame presentation:style-name="Mpr1" draw:layer="backgroundobjects" svg:width="25.166cm" svg:height="10.339cm" svg:x="3.048cm" svg:y="0.837cm" presentation:class="title">
        <draw:text-box>
          <text:p>Click to edit the title text format</text:p>
        </draw:text-box>
      </draw:frame>
      <draw:frame presentation:style-name="Mpr2" draw:layer="backgroundobjects" svg:width="25.166cm" svg:height="7.62cm" svg:x="3.048cm" svg:y="12.19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5" draw:layer="backgroundobjects" svg:x1="2.948cm" svg:y1="11.684cm" svg:x2="28.114cm" svg:y2="11.684cm">
        <text:p/>
      </draw:line>
      <presentation:notes style:page-layout-name="PM0">
        <draw:page-thumbnail presentation:style-name="Title-title" draw:layer="backgroundobjects" svg:width="14.816cm" svg:height="10.476cm" svg:x="3.386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draw:frame presentation:style-name="Mpr7" draw:layer="backgroundobjects" svg:width="27.686cm" svg:height="2.973cm" svg:x="1.524cm" svg:y="0.329cm" presentation:class="title">
        <draw:text-box>
          <text:p>Click to edit the title text format</text:p>
        </draw:text-box>
      </draw:frame>
      <draw:frame presentation:style-name="Mpr8" draw:layer="backgroundobjects" svg:width="27.217cm" svg:height="14.224cm" svg:x="1.485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4.318cm" svg:height="0.708cm" svg:x="20.574cm" svg:y="20.066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9" draw:layer="backgroundobjects" svg:width="19.588cm" svg:height="0.704cm" svg:x="0.762cm" svg:y="20.07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3.502cm" svg:height="1.021cm" svg:x="25.146cm" svg:y="19.753cm" presentation:class="page-number">
        <draw:text-box>
          <text:p text:style-name="MP10"><text:span text:style-name="MT3"><text:page-number>&lt;number&gt;</text:page-number></text:span></text:p>
        </draw:text-box>
      </draw:frame>
      <draw:custom-shape presentation:style-name="Mpr11" draw:text-style-name="MP12" draw:layer="backgroundobjects" svg:width="0.508cm" svg:height="3.048cm" svg:x="0.508cm" svg:y="0.254cm">
        <text:p/>
        <draw:enhanced-geometry svg:viewBox="0 0 21600 21600" draw:type="rectangle" draw:enhanced-path="M 0 0 L 21600 0 21600 21600 0 21600 0 0 Z N"/>
      </draw:custom-shape>
      <draw:line presentation:style-name="Mpr12" draw:text-style-name="MP13" draw:layer="backgroundobjects" svg:x1="0.762cm" svg:y1="19.853cm" svg:x2="28.648cm" svg:y2="19.853cm">
        <text:p/>
      </draw:line>
      <presentation:notes style:page-layout-name="PM0">
        <draw:page-thumbnail presentation:style-name="Content-title" draw:layer="backgroundobjects" svg:width="14.816cm" svg:height="10.476cm" svg:x="3.386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9M3S</meta:editing-duration>
    <meta:editing-cycles>3</meta:editing-cycles>
    <meta:generator>LibreOffice/5.4.1.2.0$Linux_X86_64 LibreOffice_project/40m0$Build-2</meta:generator>
    <meta:creation-date>2017-09-17T17:13:57.157784227</meta:creation-date>
    <dc:date>2017-09-17T17:34:01.649904152</dc:date>
    <meta:document-statistic meta:object-count="199"/>
  </office:meta>
</office:document-meta>
</file>